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3a65b" officeooo:paragraph-rsid="0013a65b"/>
    </style:style>
    <style:style style:name="P2" style:family="paragraph" style:parent-style-name="Standard">
      <style:text-properties officeooo:rsid="0013a65b" officeooo:paragraph-rsid="00154604"/>
    </style:style>
    <style:style style:name="P3" style:family="paragraph" style:parent-style-name="Standard">
      <style:text-properties officeooo:rsid="00154604" officeooo:paragraph-rsid="00154604"/>
    </style:style>
    <style:style style:name="P4" style:family="paragraph" style:parent-style-name="Standard">
      <style:text-properties officeooo:rsid="001565fd" officeooo:paragraph-rsid="001565fd"/>
    </style:style>
    <style:style style:name="P5" style:family="paragraph" style:parent-style-name="Standard">
      <style:text-properties officeooo:rsid="001565fd" officeooo:paragraph-rsid="00154604"/>
    </style:style>
    <style:style style:name="T1" style:family="text">
      <style:text-properties officeooo:rsid="001565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TR_STRUC</text:p>
      <text:p text:style-name="P1"/>
      <text:p text:style-name="P1"><text:span text:style-name="T1">(Paper)</text:span> <text:a xlink:type="simple" xlink:href="https://watermark.silverchair.com/btf878.pdf?token=AQECAHi208BE49Ooan9kkhW_Ercy7Dm3ZL_9Cf3qfKAc485ysgAAAeAwggHcBgkqhkiG9w0BBwagggHNMIIByQIBADCCAcIGCSqGSIb3DQEHATAeBglghkgBZQMEAS4wEQQMwQm4JEhpwZExsqMxAgEQgIIBk9PgvIAP1pwBQRcIvfJlnVcVQ8t7vaz22VXlEuHtJhLmraa3PHHbgykJg06xeetbCEnmKeUhOYzeWJ2lH3LeRDB4AzVXvLTqcNJ80KLJ8m5hEmJap_hIzmTgG_E6u5VEzR6MTf-uyC6Pnbc2AZgFbSirUpHBACfBo87Kyj0WoGwEACMooNXqFbB9hTmT-2jLwEe0oWz0688urkORuk_V-l8fDcx4N8T-jI5iaUqtOw26GiobPYUdi51L8TLqoyjOH-Gb4LgkOKA2yQ7royVgbLd86Mmi_Adf_wJRcP3dSinzrDgDkLF0HQ4LCx1CdnvdRanRawUQ1zNgNYj6zNdJdZhbAhErWHisUrkzePoMe72rdlAciPhzMy9Gvndy_rVIWi5HDPZUPHuKAArsR5rFS-ncU_wEvZhTGIVEFXCX0xgMkcypizPrxWIHW66SgXDrU-dWWP8Gr5qjndDa_7ro_hbLqDFlyENXxD5X9eC7UnDrV-lRAJEXhcETDqLZ8Y0XTFkN0INoYY3Fcm119y6FExGke2E" text:style-name="Internet_20_link" text:visited-style-name="Visited_20_Internet_20_Link">https://watermark.silverchair.com/btf878.pdf?token=AQECAHi208BE49Ooan9kkhW_Ercy7Dm3ZL_9Cf3qfKAc485ysgAAAeAwggHcBgkqhkiG9w0BBwagggHNMIIByQIBADCCAcIGCSqGSIb3DQEHATAeBglghkgBZQMEAS4wEQQMwQm4JEhpwZExsqMxAgEQgIIBk9PgvIAP1pwBQRcIvfJlnVcVQ8t7vaz22VXlEuHtJhLmraa3PHHbgykJg06xeetbCEnmKeUhOYzeWJ2lH3LeRDB4AzVXvLTqcNJ80KLJ8m5hEmJap_hIzmTgG_E6u5VEzR6MTf-uyC6Pnbc2AZgFbSirUpHBACfBo87Kyj0WoGwEACMooNXqFbB9hTmT-2jLwEe0oWz0688urkORuk_V-l8fDcx4N8T-jI5iaUqtOw26GiobPYUdi51L8TLqoyjOH-Gb4LgkOKA2yQ7royVgbLd86Mmi_Adf_wJRcP3dSinzrDgDkLF0HQ4LCx1CdnvdRanRawUQ1zNgNYj6zNdJdZhbAhErWHisUrkzePoMe72rdlAciPhzMy9Gvndy_rVIWi5HDPZUPHuKAArsR5rFS-ncU_wEvZhTGIVEFXCX0xgMkcypizPrxWIHW66SgXDrU-dWWP8Gr5qjndDa_7ro_hbLqDFlyENXxD5X9eC7UnDrV-lRAJEXhcETDqLZ8Y0XTFkN0INoYY3Fcm119y6FExGke2E</text:a></text:p>
      <text:p text:style-name="P1"/>
      <text:p text:style-name="P1"/>
      <text:p text:style-name="P1">LTR_PAR</text:p>
      <text:p text:style-name="P1"/>
      <text:p text:style-name="P4">(Paper) <text:a xlink:type="simple" xlink:href="http://citeseerx.ist.psu.edu/viewdoc/download?doi=10.1.1.435.8275&amp;rep=rep1&amp;type=pdf" text:style-name="Internet_20_link" text:visited-style-name="Visited_20_Internet_20_Link">http://citeseerx.ist.psu.edu/viewdoc/download?doi=10.1.1.435.8275&amp;rep=rep1&amp;type=pdf</text:a></text:p>
      <text:p text:style-name="P4"/>
      <text:p text:style-name="P4"/>
      <text:p text:style-name="P1"/>
      <text:p text:style-name="P3">FIND_LTR</text:p>
      <text:p text:style-name="P2"/>
      <text:p text:style-name="P2">(Download) <text:a xlink:type="simple" xlink:href="http://darwin.informatics.indiana.edu/evolution/LTR.tar.gz" text:style-name="Internet_20_link" text:visited-style-name="Visited_20_Internet_20_Link">http://darwin.informatics.indiana.edu/evolution/LTR.tar.gz</text:a></text:p>
      <text:p text:style-name="P2"/>
      <text:p text:style-name="P4">(Paper):<text:a xlink:type="simple" xlink:href="https://bmcgenomics.biomedcentral.com/track/pdf/10.1186/1471-2164-8-90?site=bmcgenomics.biomedcentral.com" text:style-name="Internet_20_link" text:visited-style-name="Visited_20_Internet_20_Link">https://bmcgenomics.biomedcentral.com/track/pdf/10.1186/1471-2164-8-90?site=bmcgenomics.biomedcentral.com</text:a></text:p>
      <text:p text:style-name="P4"/>
      <text:p text:style-name="P5"/>
      <text:p text:style-name="P4">LTR_FINDER</text:p>
      <text:p text:style-name="P4"/>
      <text:p text:style-name="P4">(Paper) <text:a xlink:type="simple" xlink:href="https://watermark.silverchair.com/gkm286.pdf?token=AQECAHi208BE49Ooan9kkhW_Ercy7Dm3ZL_9Cf3qfKAc485ysgAAAcEwggG9BgkqhkiG9w0BBwagggGuMIIBqgIBADCCAaMGCSqGSIb3DQEHATAeBglghkgBZQMEAS4wEQQMdqoqjLYWxR_g4lYTAgEQgIIBdPR3FmPJSu7j9Nmo69eX-6HPA6Jj6SHWfrKsHZKHlY9zCOiPx8tbG05t0wBc6wcK0lCFFtxSmZqFJR5cNo8R98Dfmb0OLLlHzcM3px0Jcc_bXJ5k_CEPUlq7znmxcmsGRy338QSecpeLxD6lBKSp8QxydYVsrYbDdUbKVYxCtz0FNuHlysxzhQbwOTUslKu2NCAmutAoKD4XDCMg1ootEHmpQ01BuMiSeCdykpvUq6qysef97stH_wm8bsytBuKF39UIsA1LnigjP-6GvwYSgJXcCcqIT8uYTKX8R6t6WFVCnr72hKsk-cZTDxckKqaUVODiCgVPH-nO7E6X5oUKtYDar1h6Dk48wOuu0M4xeOTReB85P9RuTiIKKYsn-IS94lqjo1BHIz8cQDHm9N49iY0DuXyIkNLA05q_-29J98wqr1kBZRH5aZEGwWxAfZtKkEM7eRsPQIy08VMs6SusVvxwkIOyiT6JpPoAahxgpZB82vaUAQ" text:style-name="Internet_20_link" text:visited-style-name="Visited_20_Internet_20_Link">https://watermark.silverchair.com/gkm286.pdf?token=AQECAHi208BE49Ooan9kkhW_Ercy7Dm3ZL_9Cf3qfKAc485ysgAAAcEwggG9BgkqhkiG9w0BBwagggGuMIIBqgIBADCCAaMGCSqGSIb3DQEHATAeBglghkgBZQMEAS4wEQQMdqoqjLYWxR_g4lYTAgEQgIIBdPR3FmPJSu7j9Nmo69eX-6HPA6Jj6SHWfrKsHZKHlY9zCOiPx8tbG05t0wBc6wcK0lCFFtxSmZqFJR5cNo8R98Dfmb0OLLlHzcM3px0Jcc_bXJ5k_CEPUlq7znmxcmsGRy338QSecpeLxD6lBKSp8QxydYVsrYbDdUbKVYxCtz0FNuHlysxzhQbwOTUslKu2NCAmutAoKD4XDCMg1ootEHmpQ01BuMiSeCdykpvUq6qysef97stH_wm8bsytBuKF39UIsA1LnigjP-6GvwYSgJXcCcqIT8uYTKX8R6t6WFVCnr72hKsk-cZTDxckKqaUVODiCgVPH-nO7E6X5oUKtYDar1h6Dk48wOuu0M4xeOTReB85P9RuTiIKKYsn-IS94lqjo1BHIz8cQDHm9N49iY0DuXyIkNLA05q_-29J98wqr1kBZRH5aZEGwWxAfZtKkEM7eRsPQIy08VMs6SusVvxwkIOyiT6JpPoAahxgpZB82vaUAQ</text:a></text:p>
      <text:p text:style-name="P4"/>
      <text:p text:style-name="P4">(Online) <text:a xlink:type="simple" xlink:href="http://tlife.fudan.edu.cn/ltr_finder/" text:style-name="Internet_20_link" text:visited-style-name="Visited_20_Internet_20_Link">http://tlife.fudan.edu.cn/ltr_finder/</text:a></text:p>
      <text:p text:style-name="P4"/>
      <text:p text:style-name="P4"/>
      <text:p text:style-name="P1"/>
      <text:p text:style-name="P1"><text:soft-page-break/>RETROTECTOR </text:p>
      <text:p text:style-name="P1"/>
      <text:p text:style-name="P1">(Online) <text:a xlink:type="simple" xlink:href="http://retrotector.neuro.uu.se/pub/queue.php?show=submit" text:style-name="Internet_20_link" text:visited-style-name="Visited_20_Internet_20_Link">http://retrotector.neuro.uu.se/pub/queue.php?show=submit</text:a></text:p>
      <text:p text:style-name="P1"/>
      <text:p text:style-name="P1"><text:span text:style-name="T1">(Paper)</text:span> <text:a xlink:type="simple" xlink:href="https://www.ncbi.nlm.nih.gov/pmc/articles/PMC1976444/" text:style-name="Internet_20_link" text:visited-style-name="Visited_20_Internet_20_Link">https://www.ncbi.nlm.nih.gov/pmc/articles/PMC1976444/</text:a></text:p>
      <text:p text:style-name="P1"/>
      <text:p text:style-name="P1"/>
      <text:p text:style-name="P3">LTR_HARVEST</text:p>
      <text:p text:style-name="P3"/>
      <text:p text:style-name="P3">(Paper) <text:a xlink:type="simple" xlink:href="https://bmcbioinformatics.biomedcentral.com/track/pdf/10.1186/1471-2105-9-18?site=bmcbioinformatics.biomedcentral.com" text:style-name="Internet_20_link" text:visited-style-name="Visited_20_Internet_20_Link">https://bmcbioinformatics.biomedcentral.com/track/pdf/10.1186/1471-2105-9-18?site=bmcbioinformatics.biomedcentral.com</text:a></text:p>
      <text:p text:style-name="P3"/>
      <text:p text:style-name="P3">(Download) <text:a xlink:type="simple" xlink:href="http://genometools.org/pub/genometools-1.5.9.tar.gz" text:style-name="Internet_20_link" text:visited-style-name="Visited_20_Internet_20_Link">http://genometools.org/pub/genometools-1.5.9.tar.gz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4:29:42.469730904</meta:creation-date>
    <dc:date>2017-12-01T15:15:14.769646290</dc:date>
    <meta:editing-duration>PT14M51S</meta:editing-duration>
    <meta:editing-cycles>1</meta:editing-cycles>
    <meta:document-statistic meta:table-count="0" meta:image-count="0" meta:object-count="0" meta:page-count="2" meta:paragraph-count="16" meta:word-count="25" meta:character-count="2156" meta:non-whitespace-character-count="2146"/>
    <meta:generator>LibreOffice/5.0.6.2$Linux_X86_64 LibreOffice_project/00$Build-2</meta:generator>
  </office:meta>
</office:document-meta>
</file>